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over accent="true">
          <mi>A</mi>
          <mo stretchy="true">^</mo>
        </mover>
        <mo stretchy="false">=</mo>
        <mi>arctan</mi>
      </mrow>
      <mrow>
        <mo fence="true" form="prefix" stretchy="false">(</mo>
        <mrow>
          <mfrac>
            <mrow>
              <mrow>
                <mi>r</mi>
                <mo stretchy="false">⋅</mo>
                <mi>sin</mi>
              </mrow>
              <mrow>
                <mo fence="true" form="prefix" stretchy="false">(</mo>
                <mrow>
                  <mover accent="true">
                    <mi>B</mi>
                    <mo stretchy="true">^</mo>
                  </mover>
                </mrow>
                <mo fence="true" form="postfix" stretchy="false">)</mo>
              </mrow>
            </mrow>
            <mrow>
              <mrow>
                <mover accent="true">
                  <mi mathvariant="italic">AB</mi>
                  <mo>¯</mo>
                </mover>
                <mo stretchy="false">−</mo>
                <mrow>
                  <mi>r</mi>
                  <mo stretchy="false">⋅</mo>
                  <mi>cos</mi>
                </mrow>
              </mrow>
              <mrow>
                <mo fence="true" form="prefix" stretchy="false">(</mo>
                <mrow>
                  <mover accent="true">
                    <mi>B</mi>
                    <mo stretchy="true">^</mo>
                  </mover>
                </mrow>
                <mo fence="true" form="postfix" stretchy="false">)</mo>
              </mrow>
            </mrow>
          </mfrac>
        </mrow>
        <mo fence="true" form="postfix" stretchy="false">)</mo>
      </mrow>
    </mrow>
    <annotation encoding="StarMath 5.0">widehat{A} = arctan(frac{r cdot sin(widehat{B})}{overline {AB} - r cdot cos(widehat{B})}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berio Szeles</meta:initial-creator>
    <meta:creation-date>2025-11-15T21:50:05.709050897</meta:creation-date>
    <dc:date>2025-11-15T22:11:58.951122255</dc:date>
    <dc:creator>Tiberio Szeles</dc:creator>
    <meta:editing-duration>PT21M53S</meta:editing-duration>
    <meta:editing-cycles>3</meta:editing-cycles>
    <meta:generator>LibreOffice/7.3.7.2$Linux_X86_64 LibreOffice_project/30$Build-2</meta:generator>
  </office:meta>
</office:document-meta>
</file>